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5" style:family="table-cell" style:parent-style-name="Default">
      <style:table-cell-properties fo:background-color="#b847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order-bottom="0.06pt solid #000000" fo:background-color="#ffff00" fo:border-left="0.79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2" style:family="table-cell" style:parent-style-name="Default">
      <style:table-cell-properties fo:background-color="#ffffff" fo:border="0.06pt solid #000000"/>
      <style:text-properties fo:color="#ffffff"/>
    </style:style>
    <style:style style:name="ce23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4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5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0/02/14 AL 16/02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1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13"/>
          <table:table-cell table:style-name="ce17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1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17"/>
          <table:table-cell table:style-name="ce17" table:number-columns-repeated="11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5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6"/>
          <table:table-cell table:style-name="ce21"/>
          <table:table-cell table:style-name="ce22"/>
          <table:table-cell table:style-name="ce23"/>
          <table:table-cell table:style-name="ce2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7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2-10T18:14:14</dc:date>
    <meta:editing-duration>P1DT3H12M37S</meta:editing-duration>
    <meta:editing-cycles>108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49" meta:object-count="0"/>
  </office:meta>
</office:document-meta>
</file>